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be3f" officeooo:paragraph-rsid="0008be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matica deve ser um site interativo com jogos realistas, permitindo experincias interresantes aos <text:s text:c="2"/>usuarios, fazendo com que o mesmo ganhe habilidades para resolver problemas da vida real.</text:p>
      <text:p text:style-name="P1"/>
      <text:p text:style-name="P1">Todos os jogos tem que ter como o objetivo o treinamento do usuario em varias situações do cotidiano que possa ser resolvido com a matemat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5:12:37.493507951</meta:creation-date>
    <dc:date>2015-02-16T15:15:47.311810113</dc:date>
    <meta:editing-duration>P0D</meta:editing-duration>
    <meta:editing-cycles>1</meta:editing-cycles>
    <meta:document-statistic meta:table-count="0" meta:image-count="0" meta:object-count="0" meta:page-count="1" meta:paragraph-count="2" meta:word-count="52" meta:character-count="334" meta:non-whitespace-character-count="282"/>
    <meta:generator>LibreOffice/4.2.7.2$Linux_X86_64 LibreOffice_project/420m0$Build-2</meta:generator>
  </office:meta>
</office:document-meta>
</file>